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cm"/>
    </style:style>
    <style:style style:name="co1" style:family="table-column">
      <style:table-column-properties style:column-width="1.281cm" style:use-optimal-column-width="false"/>
    </style:style>
    <style:style style:name="co2" style:family="table-column">
      <style:table-column-properties style:column-width="1.28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ffffff" style:repeat="repeat"/>
      <style:paragraph-properties fo:text-align="center" fo:border="0.11pt solid #000000"/>
    </style:style>
    <style:style style:name="ce2" style:family="table-cell">
      <style:graphic-properties draw:fill-color="#ffffff" style:repeat="repeat"/>
      <style:paragraph-properties fo:text-align="center" fo:border="0.11pt solid #000000"/>
      <style:text-properties fo:font-weight="bold" style:font-weight-asian="bold" style:font-weight-complex="bold"/>
    </style:style>
    <style:style style:name="ce3" style:family="table-cell">
      <style:graphic-properties draw:fill-color="#ffffff" style:repeat="repeat"/>
      <style:paragraph-properties fo:text-align="center" fo:border="0.11pt solid #000000"/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14.098cm" svg:height="2.915cm" svg:x="4.202cm" svg:y="4.0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7.563cm" svg:height="0.962cm" svg:x="1.237cm" svg:y="2.5cm">
          <draw:text-box>
            <text:p text:style-name="P2"><text:span text:style-name="T1">Capacità bidoni: 1 2 3 4</text:span></text:p>
          </draw:text-box>
        </draw:frame>
        <draw:frame draw:style-name="gr1" draw:layer="layout" svg:width="3cm" svg:height="0.962cm" svg:x="1.2cm" svg:y="5.238cm">
          <draw:text-box>
            <text:p>N. bidoni</text:p>
          </draw:text-box>
        </draw:frame>
        <draw:frame draw:style-name="gr2" draw:layer="layout" svg:width="1.806cm" svg:height="1.262cm" svg:x="1.209cm" svg:y="4.238cm">
          <draw:text-box>
            <text:p>Prec</text:p>
          </draw:text-box>
        </draw:frame>
        <draw:frame draw:style-name="gr1" draw:layer="layout" svg:width="2.898cm" svg:height="0.962cm" svg:x="1.202cm" svg:y="6.1cm">
          <draw:text-box>
            <text:p>Quantità</text:p>
          </draw:text-box>
        </draw:frame>
        <draw:frame draw:style-name="gr1" draw:layer="layout" svg:width="8.423cm" svg:height="0.962cm" svg:x="3.982cm" svg:y="7.297cm">
          <draw:text-box>
            <text:p>Sottoproblema con 1 bidone</text:p>
          </draw:text-box>
        </draw:frame>
        <draw:frame draw:style-name="gr1" draw:layer="layout" svg:width="6.251cm" svg:height="0.962cm" svg:x="4.093cm" svg:y="8.246cm">
          <draw:text-box>
            <text:p>Partenza: 1 Arrivo: 1</text:p>
          </draw:text-box>
        </draw:frame>
        <draw:frame draw:style-name="standard" draw:layer="layout" svg:width="14.098cm" svg:height="2.915cm" svg:x="4.202cm" svg:y="9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3cm" svg:height="0.962cm" svg:x="1.2cm" svg:y="10.553cm">
          <draw:text-box>
            <text:p>N. bidoni</text:p>
          </draw:text-box>
        </draw:frame>
        <draw:frame draw:style-name="gr2" draw:layer="layout" svg:width="1.806cm" svg:height="1.262cm" svg:x="1.209cm" svg:y="9.553cm">
          <draw:text-box>
            <text:p>Prec</text:p>
          </draw:text-box>
        </draw:frame>
        <draw:frame draw:style-name="gr1" draw:layer="layout" svg:width="2.898cm" svg:height="0.962cm" svg:x="1.202cm" svg:y="11.415cm">
          <draw:text-box>
            <text:p>Quantità</text:p>
          </draw:text-box>
        </draw:frame>
        <draw:frame draw:style-name="gr1" draw:layer="layout" svg:width="8.211cm" svg:height="0.962cm" svg:x="3.982cm" svg:y="12.612cm">
          <draw:text-box>
            <text:p>Sottoproblema con 2 bidoni</text:p>
          </draw:text-box>
        </draw:frame>
        <draw:frame draw:style-name="gr1" draw:layer="layout" svg:width="6.251cm" svg:height="0.962cm" svg:x="4.093cm" svg:y="13.561cm">
          <draw:text-box>
            <text:p>Partenza: 2 Arrivo: 3</text:p>
          </draw:text-box>
        </draw:frame>
        <draw:frame draw:style-name="standard" draw:layer="layout" svg:width="14.098cm" svg:height="2.915cm" svg:x="4.202cm" svg:y="14.8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 table:style-name="ce2">
                <text:p text:style-name="P3">2?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3cm" svg:height="0.962cm" svg:x="1.2cm" svg:y="16.03cm">
          <draw:text-box>
            <text:p>N. bidoni</text:p>
          </draw:text-box>
        </draw:frame>
        <draw:frame draw:style-name="gr2" draw:layer="layout" svg:width="1.806cm" svg:height="1.262cm" svg:x="1.209cm" svg:y="15.03cm">
          <draw:text-box>
            <text:p>Prec</text:p>
          </draw:text-box>
        </draw:frame>
        <draw:frame draw:style-name="gr1" draw:layer="layout" svg:width="2.898cm" svg:height="0.962cm" svg:x="1.202cm" svg:y="16.892cm">
          <draw:text-box>
            <text:p>Quantità</text:p>
          </draw:text-box>
        </draw:frame>
        <draw:frame draw:style-name="gr1" draw:layer="layout" svg:width="8.211cm" svg:height="0.962cm" svg:x="3.982cm" svg:y="18.089cm">
          <draw:text-box>
            <text:p>Sottoproblema con 3 bidoni</text:p>
          </draw:text-box>
        </draw:frame>
        <draw:frame draw:style-name="gr1" draw:layer="layout" svg:width="6.251cm" svg:height="0.962cm" svg:x="4.093cm" svg:y="19.038cm">
          <draw:text-box>
            <text:p>Partenza: 3 Arrivo: 6</text:p>
          </draw:text-box>
        </draw:frame>
        <draw:frame draw:style-name="standard" draw:layer="layout" svg:width="14.098cm" svg:height="2.915cm" svg:x="4.302cm" svg:y="20.5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 table:style-name="ce3">
                <text:p text:style-name="P4"><text:span text:style-name="T2">2</text:span></text:p>
              </table:table-cell>
              <table:table-cell>
                <text:p text:style-name="P1">3</text:p>
              </table:table-cell>
              <table:table-cell table:style-name="ce2">
                <text:p text:style-name="P3"><text:span text:style-name="T1">2?</text:span></text:p>
              </table:table-cell>
              <table:table-cell>
                <text:p text:style-name="P1">3</text:p>
              </table:table-cell>
              <table:table-cell table:style-name="ce2">
                <text:p text:style-name="P3">3?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3cm" svg:height="0.962cm" svg:x="1.3cm" svg:y="21.73cm">
          <draw:text-box>
            <text:p>N. bidoni</text:p>
          </draw:text-box>
        </draw:frame>
        <draw:frame draw:style-name="gr2" draw:layer="layout" svg:width="1.806cm" svg:height="1.262cm" svg:x="1.309cm" svg:y="20.73cm">
          <draw:text-box>
            <text:p>Prec</text:p>
          </draw:text-box>
        </draw:frame>
        <draw:frame draw:style-name="gr1" draw:layer="layout" svg:width="2.898cm" svg:height="0.962cm" svg:x="1.302cm" svg:y="22.592cm">
          <draw:text-box>
            <text:p>Quantità</text:p>
          </draw:text-box>
        </draw:frame>
        <draw:frame draw:style-name="gr1" draw:layer="layout" svg:width="8.211cm" svg:height="0.962cm" svg:x="4.082cm" svg:y="23.789cm">
          <draw:text-box>
            <text:p>Sottoproblema con 4 bidoni</text:p>
          </draw:text-box>
        </draw:frame>
        <draw:frame draw:style-name="gr1" draw:layer="layout" svg:width="6.602cm" svg:height="0.962cm" svg:x="4.193cm" svg:y="24.738cm">
          <draw:text-box>
            <text:p>Partenza: 4 Arrivo: 10</text:p>
          </draw:text-box>
        </draw:frame>
      </draw:page>
      <draw:page draw:name="page2" draw:style-name="dp1" draw:master-page-name="Predefinito">
        <draw:frame draw:style-name="standard" draw:layer="layout" svg:width="14.098cm" svg:height="2.915cm" svg:x="4.202cm" svg:y="4.0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  <table:table-cell>
                <text:p text:style-name="P1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7.034cm" svg:height="0.962cm" svg:x="1.237cm" svg:y="2.5cm">
          <draw:text-box>
            <text:p text:style-name="P2"><text:span text:style-name="T1">Capacità bidoni: 3 3 4</text:span></text:p>
          </draw:text-box>
        </draw:frame>
        <draw:frame draw:style-name="gr1" draw:layer="layout" svg:width="3cm" svg:height="0.962cm" svg:x="1.2cm" svg:y="5.238cm">
          <draw:text-box>
            <text:p>N. bidoni</text:p>
          </draw:text-box>
        </draw:frame>
        <draw:frame draw:style-name="gr2" draw:layer="layout" svg:width="1.806cm" svg:height="1.262cm" svg:x="1.209cm" svg:y="4.238cm">
          <draw:text-box>
            <text:p>Prec</text:p>
          </draw:text-box>
        </draw:frame>
        <draw:frame draw:style-name="gr1" draw:layer="layout" svg:width="2.898cm" svg:height="0.962cm" svg:x="1.202cm" svg:y="6.1cm">
          <draw:text-box>
            <text:p>Quantità</text:p>
          </draw:text-box>
        </draw:frame>
        <draw:frame draw:style-name="gr1" draw:layer="layout" svg:width="8.423cm" svg:height="0.962cm" svg:x="3.982cm" svg:y="7.297cm">
          <draw:text-box>
            <text:p>Sottoproblema con 1 bidone</text:p>
          </draw:text-box>
        </draw:frame>
        <draw:frame draw:style-name="gr1" draw:layer="layout" svg:width="6.251cm" svg:height="0.962cm" svg:x="4.093cm" svg:y="8.246cm">
          <draw:text-box>
            <text:p>Partenza: 3 Arrivo: 3</text:p>
          </draw:text-box>
        </draw:frame>
        <draw:frame draw:style-name="standard" draw:layer="layout" svg:width="14.098cm" svg:height="2.915cm" svg:x="4.202cm" svg:y="9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">0</text:p>
              </table:table-cell>
              <table:table-cell/>
              <table:table-cell/>
              <table:table-cell>
                <text:p text:style-name="P1">3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  <table:table-cell>
                <text:p text:style-name="P1">1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  <table:table-cell>
                <text:p text:style-name="P1">2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layer="layout" svg:width="3cm" svg:height="0.962cm" svg:x="1.2cm" svg:y="10.553cm">
          <draw:text-box>
            <text:p>N. bidoni</text:p>
          </draw:text-box>
        </draw:frame>
        <draw:frame draw:style-name="gr2" draw:layer="layout" svg:width="1.806cm" svg:height="1.262cm" svg:x="1.209cm" svg:y="9.553cm">
          <draw:text-box>
            <text:p>Prec</text:p>
          </draw:text-box>
        </draw:frame>
        <draw:frame draw:style-name="gr1" draw:layer="layout" svg:width="2.898cm" svg:height="0.962cm" svg:x="1.202cm" svg:y="11.415cm">
          <draw:text-box>
            <text:p>Quantità</text:p>
          </draw:text-box>
        </draw:frame>
        <draw:frame draw:style-name="gr1" draw:layer="layout" svg:width="8.211cm" svg:height="0.962cm" svg:x="3.982cm" svg:y="12.612cm">
          <draw:text-box>
            <text:p>Sottoproblema con 2 bidoni</text:p>
          </draw:text-box>
        </draw:frame>
        <draw:frame draw:style-name="gr1" draw:layer="layout" svg:width="6.251cm" svg:height="0.962cm" svg:x="4.093cm" svg:y="13.561cm">
          <draw:text-box>
            <text:p>Partenza: 3 Arrivo: 6</text:p>
          </draw:text-box>
        </draw:frame>
        <draw:frame draw:style-name="standard" draw:layer="layout" svg:width="14.098cm" svg:height="2.915cm" svg:x="4.202cm" svg:y="14.8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/>
              <table:table-cell>
                <text:p text:style-name="P1">3</text:p>
              </table:table-cell>
              <table:table-cell>
                <text:p text:style-name="P1">3</text:p>
              </table:table-cell>
              <table:table-cell/>
              <table:table-cell/>
              <table:table-cell>
                <text:p text:style-name="P1">6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-</text:p>
              </table:table-cell>
              <table:table-cell table:style-name="ce3">
                <text:p text:style-name="P4">2</text:p>
              </table:table-cell>
              <table:table-cell>
                <text:p text:style-name="P1">2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  <table:table-cell>
                <text:p text:style-name="P1">3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layer="layout" svg:width="3cm" svg:height="0.962cm" svg:x="1.2cm" svg:y="16.03cm">
          <draw:text-box>
            <text:p>N. bidoni</text:p>
          </draw:text-box>
        </draw:frame>
        <draw:frame draw:style-name="gr2" draw:layer="layout" svg:width="1.806cm" svg:height="1.262cm" svg:x="1.209cm" svg:y="15.03cm">
          <draw:text-box>
            <text:p>Prec</text:p>
          </draw:text-box>
        </draw:frame>
        <draw:frame draw:style-name="gr1" draw:layer="layout" svg:width="2.898cm" svg:height="0.962cm" svg:x="1.202cm" svg:y="16.892cm">
          <draw:text-box>
            <text:p>Quantità</text:p>
          </draw:text-box>
        </draw:frame>
        <draw:frame draw:style-name="gr1" draw:layer="layout" svg:width="8.211cm" svg:height="0.962cm" svg:x="3.982cm" svg:y="18.089cm">
          <draw:text-box>
            <text:p>Sottoproblema con 3 bidoni</text:p>
          </draw:text-box>
        </draw:frame>
        <draw:frame draw:style-name="gr1" draw:layer="layout" svg:width="6.602cm" svg:height="0.962cm" svg:x="4.093cm" svg:y="19.038cm">
          <draw:text-box>
            <text:p>Partenza: 4 Arrivo: 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ssandro Bugatti</meta:initial-creator>
    <meta:creation-date>2013-04-02T15:19:34</meta:creation-date>
    <dc:date>2013-04-02T17:07:28</dc:date>
    <dc:creator>Alessandro Bugatti</dc:creator>
    <meta:editing-duration>PT1H40M58S</meta:editing-duration>
    <meta:editing-cycles>5</meta:editing-cycles>
    <meta:generator>LibreOffice/3.5$Linux_x86 LibreOffice_project/350m1$Build-2</meta:generator>
    <meta:document-statistic meta:object-count="44"/>
  </office:meta>
</office:document-meta>
</file>